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53cm" svg:stroke-color="#21409a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e0c2c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73cm" svg:y1="3.525cm" svg:x2="5.136cm" svg:y2="2.544cm">
          <text:p/>
        </draw:line>
        <draw:line draw:style-name="gr2" draw:text-style-name="P1" draw:layer="layout" svg:x1="3.552cm" svg:y1="3.532cm" svg:x2="5.413cm" svg:y2="4.228cm">
          <text:p/>
        </draw:line>
        <draw:frame draw:style-name="gr3" draw:text-style-name="P2" draw:layer="measurelines" svg:width="0.502cm" svg:height="1.187cm" svg:x="4.061cm" svg:y="4.19cm">
          <draw:text-box>
            <text:p/>
          </draw:text-box>
        </draw:frame>
        <draw:frame draw:style-name="gr4" draw:text-style-name="P3" draw:layer="measurelines" svg:width="0.441cm" svg:height="0.526cm" svg:x="4.433cm" svg:y="4.0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measurelines" svg:width="0.441cm" svg:height="0.526cm" svg:x="4.904cm" svg:y="2.7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measurelines" svg:width="0.517cm" svg:height="0.47cm" svg:x="3.084cm" svg:y="3.6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1" draw:layer="layout" svg:x1="3.56cm" svg:y1="3.539cm" svg:x2="3.535cm" svg:y2="1.497cm">
          <text:p/>
        </draw:line>
        <draw:frame draw:style-name="gr4" draw:text-style-name="P3" draw:layer="measurelines" svg:width="0.441cm" svg:height="0.538cm" svg:x="2.928cm" svg:y="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4" draw:layer="layout" svg:width="0.206cm" svg:height="0.206cm" svg:x="3.457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3:20.851194516</dc:date>
    <meta:editing-duration>PT5M4S</meta:editing-duration>
    <meta:editing-cycles>3</meta:editing-cycles>
    <meta:generator>LibreOffice/6.0.7.3$Linux_X86_64 LibreOffice_project/00m0$Build-3</meta:generator>
    <meta:document-statistic meta:object-count="9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i>k</mi>
      <mo stretchy="false">⃗</mo>
    </mover>
    <annotation encoding="StarMath 5.0">vec k</annotation>
  </semantics>
</math>
</file>